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ee6e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37cm" fo:min-width="2.258cm" draw:shadow="visible" draw:shadow-offset-x="0.106cm" draw:shadow-offset-y="0.106cm" loext:glow-radius="0cm" loext:softedge-radius="0cm"/>
      <style:paragraph-properties style:writing-mode="lr-tb"/>
    </style:style>
    <style:style style:name="gr2" style:family="graphic" style:parent-style-name="standard">
      <style:graphic-properties draw:fill-color="#ffde59" draw:textarea-horizontal-align="justify" draw:textarea-vertical-align="middle" draw:auto-grow-height="false" fo:min-height="1.21cm" fo:min-width="3.907cm" draw:shadow="visible" draw:shadow-offset-x="0.106cm" draw:shadow-offset-y="0.106cm"/>
      <style:paragraph-properties style:writing-mode="lr-tb"/>
    </style:style>
    <style:style style:name="gr3" style:family="graphic" style:parent-style-name="standard">
      <style:graphic-properties draw:fill-color="#ffde59" draw:textarea-horizontal-align="justify" draw:textarea-vertical-align="middle" draw:auto-grow-height="false" fo:min-height="1.01cm" fo:min-width="3.919cm" draw:shadow="visible" draw:shadow-offset-x="0.106cm" draw:shadow-offset-y="0.106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bf819e" draw:textarea-horizontal-align="justify" draw:textarea-vertical-align="middle" draw:auto-grow-height="false" fo:min-height="1.096cm" fo:min-width="2.876cm" draw:shadow="visible" draw:shadow-offset-x="0.106cm" draw:shadow-offset-y="0.106cm"/>
      <style:paragraph-properties style:writing-mode="lr-tb"/>
    </style:style>
    <style:style style:name="gr6" style:family="graphic" style:parent-style-name="standard">
      <style:graphic-properties draw:fill-color="#5983b0" draw:textarea-horizontal-align="justify" draw:textarea-vertical-align="middle" draw:auto-grow-height="false" fo:min-height="0.865cm" fo:min-width="3.274cm" draw:shadow="visible" draw:shadow-offset-x="0.106cm" draw:shadow-offset-y="0.106cm" loext:shadow-blur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76cm" fo:min-width="1.126cm" draw:shadow="visible" draw:shadow-offset-x="0.106cm" draw:shadow-offset-y="0.106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-color="#ffde59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bf819e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5983b0"/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-color="#ffde59"/>
      <style:paragraph-properties fo:text-align="center"/>
      <style:text-properties fo:font-size="15pt" style:font-size-asian="15pt" style:font-size-complex="15pt"/>
    </style:style>
    <style:style style:name="P9" style:family="paragraph">
      <style:paragraph-properties fo:text-align="center"/>
    </style:style>
    <style:style style:name="P10" style:family="paragraph"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ffffff"/>
    </style:style>
    <style:style style:name="T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xml:id="id4" draw:id="id4" draw:layer="layout" svg:width="2.906cm" svg:height="1.535cm" svg:x="2.494cm" svg:y="1.486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6.999cm" svg:height="2.318cm" draw:transform="skewX (-0.0015707963267949) translate (0.499cm 8.782cm)">
          <text:p text:style-name="P1"><text:span text:style-name="T2">Enter the number <text:s/></text:span><text:span text:style-name="T2">select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2" draw:id="id2" draw:layer="layout" svg:width="7.017cm" svg:height="2cm" draw:transform="skewX (-0.0015707963267949) translate (0.481cm 6.1cm)">
          <text:p text:style-name="P1"><text:span text:style-name="T2">Display the Menu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draw:type="line" svg:x1="4cm" svg:y1="5.472cm" svg:x2="3.99cm" svg:y2="6.1cm" draw:start-shape="id1" draw:start-glue-point="6" draw:end-shape="id2" draw:end-glue-point="5" svg:d="M4000 5472l-10 628" svg:viewBox="0 0 11 629">
          <text:p/>
        </draw:connector>
        <draw:connector draw:style-name="gr4" draw:text-style-name="P3" draw:layer="layout" draw:type="line" svg:x1="3.994cm" svg:y1="8.1cm" svg:x2="3.999cm" svg:y2="8.782cm" draw:start-shape="id2" draw:start-glue-point="8" draw:end-shape="id3" draw:end-glue-point="5" svg:d="M3994 8100l5 682" svg:viewBox="0 0 6 683">
          <text:p/>
        </draw:connector>
        <draw:custom-shape draw:style-name="gr5" draw:text-style-name="P5" xml:id="id5" draw:id="id5" draw:layer="layout" svg:width="6.751cm" svg:height="2.692cm" svg:x="0.6cm" svg:y="12.008cm">
          <text:p text:style-name="P4"><text:span text:style-name="T3">If </text:span></text:p>
          <text:p text:style-name="P4"><text:span text:style-name="T3">number =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xml:id="id1" draw:id="id1" draw:layer="layout" svg:width="6cm" svg:height="1.773cm" svg:x="1cm" svg:y="3.699cm">
          <text:p text:style-name="P1"><text:span text:style-name="T2">number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3" draw:layer="layout" draw:type="line" svg:x1="3.947cm" svg:y1="3.021cm" svg:x2="4cm" svg:y2="3.699cm" draw:start-shape="id4" draw:start-glue-point="2" draw:end-shape="id1" draw:end-glue-point="4" svg:d="M3947 3021l53 678" svg:viewBox="0 0 54 679">
          <text:p/>
        </draw:connector>
        <draw:custom-shape draw:style-name="gr5" draw:text-style-name="P5" xml:id="id8" draw:id="id8" draw:layer="layout" svg:width="6.751cm" svg:height="2.692cm" svg:x="0.7cm" svg:y="22.108cm">
          <text:p text:style-name="P4"><text:span text:style-name="T3">If </text:span></text:p>
          <text:p text:style-name="P4"><text:span text:style-name="T3">number == 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7" draw:id="id7" draw:layer="layout" svg:width="6.751cm" svg:height="2.692cm" svg:x="0.649cm" svg:y="18.708cm">
          <text:p text:style-name="P4"><text:span text:style-name="T3">If </text:span></text:p>
          <text:p text:style-name="P4"><text:span text:style-name="T3">number == 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6" draw:id="id6" draw:layer="layout" svg:width="6.751cm" svg:height="2.692cm" svg:x="0.649cm" svg:y="15.308cm">
          <text:p text:style-name="P4"><text:span text:style-name="T3">If </text:span></text:p>
          <text:p text:style-name="P4"><text:span text:style-name="T3">n</text:span><text:span text:style-name="T3">u</text:span><text:span text:style-name="T3">m</text:span><text:span text:style-name="T3">b</text:span><text:span text:style-name="T3">e</text:span><text:span text:style-name="T3">r </text:span><text:span text:style-name="T3">=</text:span><text:span text:style-name="T3">= </text:span><text:span text:style-name="T3">2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5" xml:id="id9" draw:id="id9" draw:layer="layout" svg:width="6.751cm" svg:height="2.692cm" svg:x="0.749cm" svg:y="25.4cm">
          <text:p text:style-name="P4"><text:span text:style-name="T3">If </text:span></text:p>
          <text:p text:style-name="P4"><text:span text:style-name="T3">number == 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3.976cm" svg:y1="12.008cm" svg:x2="4.003cm" svg:y2="11.1cm" draw:start-shape="id5" draw:start-glue-point="4" draw:end-shape="id3" draw:end-glue-point="8" svg:d="M3976 12008l27-908" svg:viewBox="0 0 28 909">
          <text:p/>
        </draw:connector>
        <draw:connector draw:style-name="gr4" draw:text-style-name="P3" draw:layer="layout" draw:type="line" svg:x1="3.976cm" svg:y1="14.7cm" svg:x2="4.025cm" svg:y2="15.308cm" draw:start-shape="id5" draw:start-glue-point="6" draw:end-shape="id6" draw:end-glue-point="4" svg:d="M3976 14700l49 608" svg:viewBox="0 0 50 609">
          <text:p/>
        </draw:connector>
        <draw:connector draw:style-name="gr4" draw:text-style-name="P3" draw:layer="layout" draw:type="line" svg:x1="4.025cm" svg:y1="18cm" svg:x2="4.025cm" svg:y2="18.708cm" draw:start-shape="id6" draw:start-glue-point="6" draw:end-shape="id7" draw:end-glue-point="4" svg:d="M4025 18000v708" svg:viewBox="0 0 1 709">
          <text:p/>
        </draw:connector>
        <draw:connector draw:style-name="gr4" draw:text-style-name="P3" draw:layer="layout" draw:type="line" svg:x1="4.025cm" svg:y1="21.4cm" svg:x2="4.076cm" svg:y2="22.108cm" draw:start-shape="id7" draw:start-glue-point="6" draw:end-shape="id8" draw:end-glue-point="4" svg:d="M4025 21400l51 708" svg:viewBox="0 0 52 709">
          <text:p/>
        </draw:connector>
        <draw:connector draw:style-name="gr4" draw:text-style-name="P3" draw:layer="layout" draw:type="line" svg:x1="4.076cm" svg:y1="24.8cm" svg:x2="4.125cm" svg:y2="25.4cm" draw:start-shape="id8" draw:start-glue-point="6" draw:end-shape="id9" draw:end-glue-point="4" svg:d="M4076 24800l49 600" svg:viewBox="0 0 50 601">
          <text:p/>
        </draw:connector>
        <draw:custom-shape draw:style-name="gr2" draw:text-style-name="P8" xml:id="id10" draw:id="id10" draw:layer="layout" svg:width="6.999cm" svg:height="2.318cm" draw:transform="skewX (-0.0015707963267949) translate (9.897cm 12.2cm)">
          <text:p text:style-name="P7"><text:span text:style-name="T4">S</text:span><text:span text:style-name="T4">ol</text:span><text:span text:style-name="T4">v</text:span><text:span text:style-name="T4">e </text:span><text:span text:style-name="T4">fo</text:span><text:span text:style-name="T4">r </text:span><text:span text:style-name="T4">th</text:span><text:span text:style-name="T4">e </text:span><text:span text:style-name="T4">ar</text:span><text:span text:style-name="T4">e</text:span><text:span text:style-name="T4">a </text:span><text:span text:style-name="T4">of </text:span><text:span text:style-name="T4">re</text:span><text:span text:style-name="T4">ct</text:span><text:span text:style-name="T4">a</text:span><text:span text:style-name="T4">n</text:span><text:span text:style-name="T4">gl</text:span><text:span text:style-name="T4">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8" xml:id="id12" draw:id="id12" draw:layer="layout" svg:width="6.999cm" svg:height="2.318cm" draw:transform="skewX (-0.0015707963267949) translate (9.997cm 18.8cm)">
          <text:p text:style-name="P7"><text:span text:style-name="T4">Solve for the area of trapezoi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8" xml:id="id13" draw:id="id13" draw:layer="layout" svg:width="6.999cm" svg:height="2.318cm" draw:transform="skewX (-0.0015707963267949) translate (9.8cm 22.282cm)">
          <text:p text:style-name="P7"><text:span text:style-name="T4">Solve for the area of parallelogram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8" xml:id="id11" draw:id="id11" draw:layer="layout" svg:width="6.999cm" svg:height="2.318cm" draw:transform="skewX (-0.0015707963267949) translate (10cm 15.5cm)">
          <text:p text:style-name="P7"><text:span text:style-name="T4">Solve for the area of triangl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8" xml:id="id14" draw:id="id14" draw:layer="layout" svg:width="6.999cm" svg:height="2.318cm" draw:transform="skewX (-0.0015707963267949) translate (9.8cm 25.6cm)">
          <text:p text:style-name="P7"><text:span text:style-name="T4">Solve for the volume of a solid rectangl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draw:type="line" svg:x1="7.351cm" svg:y1="13.354cm" svg:x2="10.774cm" svg:y2="13.359cm" draw:start-shape="id5" draw:start-glue-point="7" draw:end-shape="id10" draw:end-glue-point="9" svg:d="M7351 13354l3423 5" svg:viewBox="0 0 3424 6">
          <text:p/>
        </draw:connector>
        <draw:connector draw:style-name="gr4" draw:text-style-name="P3" draw:layer="layout" draw:type="line" svg:x1="7.4cm" svg:y1="16.654cm" svg:x2="10.877cm" svg:y2="16.659cm" draw:start-shape="id6" draw:start-glue-point="7" draw:end-shape="id11" draw:end-glue-point="9" svg:d="M7400 16654l3477 5" svg:viewBox="0 0 3478 6">
          <text:p/>
        </draw:connector>
        <draw:connector draw:style-name="gr4" draw:text-style-name="P3" draw:layer="layout" draw:type="line" svg:x1="7.4cm" svg:y1="20.054cm" svg:x2="10.874cm" svg:y2="19.959cm" draw:start-shape="id7" draw:start-glue-point="7" draw:end-shape="id12" draw:end-glue-point="9" svg:d="M7400 20054l3474-95" svg:viewBox="0 0 3475 96">
          <text:p/>
        </draw:connector>
        <draw:connector draw:style-name="gr4" draw:text-style-name="P3" draw:layer="layout" draw:type="line" svg:x1="7.451cm" svg:y1="23.454cm" svg:x2="10.677cm" svg:y2="23.441cm" draw:start-shape="id8" draw:end-shape="id13" draw:end-glue-point="9" svg:d="M7451 23454l3226-13" svg:viewBox="0 0 3227 14">
          <text:p/>
        </draw:connector>
        <draw:connector draw:style-name="gr4" draw:text-style-name="P3" draw:layer="layout" draw:type="line" svg:x1="7.5cm" svg:y1="26.746cm" svg:x2="10.677cm" svg:y2="26.759cm" draw:start-shape="id9" draw:end-shape="id14" draw:end-glue-point="9" svg:d="M7500 26746l3177 13" svg:viewBox="0 0 3178 14">
          <text:p/>
        </draw:connector>
        <draw:custom-shape draw:style-name="gr7" draw:text-style-name="P9" xml:id="id15" draw:id="id15" draw:layer="layout" svg:width="1.8cm" svg:height="2.7cm" svg:x="18.5cm" svg:y="18.6cm">
          <text:p text:style-name="P9">E</text:p>
          <text:p text:style-name="P9">N</text:p>
          <text:p text:style-name="P9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9" draw:layer="layout" svg:x1="16.024cm" svg:y1="13.359cm" svg:x2="19.4cm" svg:y2="18.6cm" draw:start-shape="id10" draw:start-glue-point="6" draw:end-shape="id15" draw:end-glue-point="0" svg:d="M16024 13359h3376v5241" svg:viewBox="0 0 3377 5242">
          <text:p/>
        </draw:connector>
        <draw:connector draw:style-name="gr8" draw:text-style-name="P9" draw:layer="layout" svg:x1="16.127cm" svg:y1="16.659cm" svg:x2="19.4cm" svg:y2="18.6cm" draw:start-shape="id11" draw:start-glue-point="6" draw:end-shape="id15" draw:end-glue-point="0" svg:d="M16127 16659h3273v1941" svg:viewBox="0 0 3274 1942">
          <text:p/>
        </draw:connector>
        <draw:connector draw:style-name="gr8" draw:text-style-name="P9" draw:layer="layout" svg:x1="16.124cm" svg:y1="19.959cm" svg:x2="18.5cm" svg:y2="19.95cm" draw:start-shape="id12" draw:start-glue-point="6" draw:end-shape="id15" draw:end-glue-point="3" svg:d="M16124 19959h1677v-9h699" svg:viewBox="0 0 2377 10">
          <text:p/>
        </draw:connector>
        <draw:connector draw:style-name="gr8" draw:text-style-name="P9" draw:layer="layout" svg:x1="15.927cm" svg:y1="23.441cm" svg:x2="19.4cm" svg:y2="21.3cm" draw:start-shape="id13" draw:start-glue-point="6" draw:end-shape="id15" draw:end-glue-point="2" svg:d="M15927 23441h3473v-2141" svg:viewBox="0 0 3474 2142">
          <text:p/>
        </draw:connector>
        <draw:connector draw:style-name="gr8" draw:text-style-name="P9" draw:layer="layout" svg:x1="15.927cm" svg:y1="26.759cm" svg:x2="19.4cm" svg:y2="21.3cm" draw:start-shape="id14" draw:start-glue-point="6" draw:end-shape="id15" draw:end-glue-point="2" svg:d="M15927 26759h3473v-5459" svg:viewBox="0 0 3474 5460">
          <text:p/>
        </draw:connector>
        <draw:custom-shape draw:style-name="gr2" draw:text-style-name="P8" xml:id="id16" draw:id="id16" draw:layer="layout" svg:width="6.999cm" svg:height="2.318cm" draw:transform="skewX (-0.0015707963267949) translate (0.6cm 28.982cm)">
          <text:p text:style-name="P7"><text:span text:style-name="T4">Pick only the numbers from menu!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draw:type="line" svg:x1="4.125cm" svg:y1="28.092cm" svg:x2="4.1cm" svg:y2="28.982cm" draw:start-shape="id9" draw:start-glue-point="6" draw:end-shape="id16" draw:end-glue-point="5" svg:d="M4125 28092l-25 890" svg:viewBox="0 0 26 891">
          <text:p/>
        </draw:connector>
        <draw:frame draw:style-name="gr9" draw:text-style-name="P11" draw:layer="layout" svg:width="2.397cm" svg:height="0.763cm" svg:x="8.4cm" svg:y="12.7cm">
          <draw:text-box>
            <text:p text:style-name="P10"><text:span text:style-name="T5">True</text:span></text:p>
          </draw:text-box>
        </draw:frame>
        <draw:frame draw:style-name="gr9" draw:text-style-name="P11" draw:layer="layout" svg:width="2.397cm" svg:height="0.763cm" svg:x="8.401cm" svg:y="16.001cm">
          <draw:text-box>
            <text:p text:style-name="P10"><text:span text:style-name="T5">True</text:span></text:p>
          </draw:text-box>
        </draw:frame>
        <draw:frame draw:style-name="gr9" draw:text-style-name="P11" draw:layer="layout" svg:width="2.397cm" svg:height="0.763cm" svg:x="8.402cm" svg:y="19.302cm">
          <draw:text-box>
            <text:p text:style-name="P10"><text:span text:style-name="T5">True</text:span></text:p>
          </draw:text-box>
        </draw:frame>
        <draw:frame draw:style-name="gr9" draw:text-style-name="P11" draw:layer="layout" svg:width="2.397cm" svg:height="0.763cm" svg:x="8.403cm" svg:y="26.003cm">
          <draw:text-box>
            <text:p text:style-name="P10"><text:span text:style-name="T5">True</text:span></text:p>
          </draw:text-box>
        </draw:frame>
        <draw:frame draw:style-name="gr9" draw:text-style-name="P11" draw:layer="layout" svg:width="2.397cm" svg:height="0.763cm" svg:x="8.404cm" svg:y="22.804cm">
          <draw:text-box>
            <text:p text:style-name="P10"><text:span text:style-name="T5">True</text:span></text:p>
          </draw:text-box>
        </draw:frame>
        <draw:frame draw:style-name="gr9" draw:text-style-name="P12" draw:layer="layout" svg:width="1cm" svg:height="0.962cm" svg:x="5cm" svg:y="15cm">
          <draw:text-box>
            <text:p/>
          </draw:text-box>
        </draw:frame>
        <draw:frame draw:style-name="gr9" draw:text-style-name="P14" draw:layer="layout" svg:width="2.5cm" svg:height="0.725cm" svg:x="3.876cm" svg:y="14.775cm">
          <draw:text-box>
            <text:p text:style-name="P13"><text:span text:style-name="T6">False</text:span></text:p>
          </draw:text-box>
        </draw:frame>
        <draw:frame draw:style-name="gr9" draw:text-style-name="P14" draw:layer="layout" svg:width="2.5cm" svg:height="0.725cm" svg:x="3.876cm" svg:y="18.076cm">
          <draw:text-box>
            <text:p text:style-name="P13"><text:span text:style-name="T6">False</text:span></text:p>
          </draw:text-box>
        </draw:frame>
        <draw:frame draw:style-name="gr9" draw:text-style-name="P14" draw:layer="layout" svg:width="2.5cm" svg:height="0.725cm" svg:x="3.876cm" svg:y="21.477cm">
          <draw:text-box>
            <text:p text:style-name="P13"><text:span text:style-name="T6">False</text:span></text:p>
          </draw:text-box>
        </draw:frame>
        <draw:frame draw:style-name="gr9" draw:text-style-name="P14" draw:layer="layout" svg:width="2.5cm" svg:height="0.725cm" svg:x="3.876cm" svg:y="24.778cm">
          <draw:text-box>
            <text:p text:style-name="P13"><text:span text:style-name="T6">False</text:span></text:p>
          </draw:text-box>
        </draw:frame>
        <draw:frame draw:style-name="gr9" draw:text-style-name="P14" draw:layer="layout" svg:width="2.5cm" svg:height="0.725cm" svg:x="3.876cm" svg:y="28.379cm">
          <draw:text-box>
            <text:p text:style-name="P13"><text:span text:style-name="T6">False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3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6.6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19cm" fo:margin-bottom="0cm" fo:text-indent="0cm"/>
      <style:text-properties fo:font-size="58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5cm" fo:margin-bottom="0cm" fo:text-indent="0cm"/>
      <style:text-properties fo:font-size="49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cm" fo:margin-bottom="0cm" fo:text-indent="0cm"/>
      <style:text-properties fo:font-size="41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92cm" fo:margin-bottom="0cm" fo:text-indent="0cm"/>
      <style:text-properties fo:font-size="41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92cm" fo:margin-bottom="0cm" fo:text-indent="0cm"/>
      <style:text-properties fo:font-size="41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92cm" fo:margin-bottom="0cm" fo:text-indent="0cm"/>
      <style:text-properties fo:font-size="41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92cm" fo:margin-bottom="0cm" fo:text-indent="0cm"/>
      <style:text-properties fo:font-size="41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92cm" fo:margin-bottom="0cm" fo:text-indent="0cm"/>
      <style:text-properties fo:font-size="41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1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59cm" fo:page-height="33.0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4.607cm" svg:height="7.047cm" svg:x="3.343cm" svg:y="2.397cm"/>
      <draw:page-thumbnail draw:layer="backgroundobjects" svg:width="4.607cm" svg:height="7.047cm" svg:x="3.343cm" svg:y="10.445cm"/>
      <draw:page-thumbnail draw:layer="backgroundobjects" svg:width="4.607cm" svg:height="7.047cm" svg:x="3.343cm" svg:y="18.493cm"/>
      <draw:page-thumbnail draw:layer="backgroundobjects" svg:width="4.607cm" svg:height="7.047cm" svg:x="13.638cm" svg:y="2.397cm"/>
      <draw:page-thumbnail draw:layer="backgroundobjects" svg:width="4.607cm" svg:height="7.047cm" svg:x="13.638cm" svg:y="10.445cm"/>
      <draw:page-thumbnail draw:layer="backgroundobjects" svg:width="4.607cm" svg:height="7.047cm" svg:x="13.638cm" svg:y="18.493cm"/>
    </style:handout-master>
    <style:master-page style:name="Default" style:page-layout-name="PM1" draw:style-name="Mdp1">
      <draw:frame presentation:style-name="Default-title" draw:layer="backgroundobjects" svg:width="19.43cm" svg:height="5.512cm" svg:x="1.074cm" svg:y="1.304cm" presentation:class="title" presentation:placeholder="true">
        <draw:text-box/>
      </draw:frame>
      <draw:frame presentation:style-name="Default-outline1" draw:layer="backgroundobjects" svg:width="19.43cm" svg:height="19.151cm" svg:x="1.074cm" svg:y="7.715cm" presentation:class="outline" presentation:placeholder="true">
        <draw:text-box/>
      </draw:frame>
      <draw:frame presentation:style-name="Mpr1" draw:text-style-name="MP2" draw:layer="backgroundobjects" svg:width="5.03cm" svg:height="2.271cm" svg:x="1.074cm" svg:y="30.06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843cm" svg:height="2.271cm" svg:x="7.376cm" svg:y="30.06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03cm" svg:height="2.271cm" svg:x="15.472cm" svg:y="30.06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4T18:35:53.454570082</meta:creation-date>
    <dc:date>2021-10-04T19:21:30.679531819</dc:date>
    <meta:editing-duration>PT6M44S</meta:editing-duration>
    <meta:editing-cycles>2</meta:editing-cycles>
    <meta:generator>LibreOffice/7.2.1.2$Linux_X86_64 LibreOffice_project/20$Build-2</meta:generator>
    <meta:document-statistic meta:object-count="69"/>
  </office:meta>
</office:document-meta>
</file>